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3.1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/>
    </style:style>
    <style:style style:name="gr12" style:family="graphic" style:parent-style-name="standard">
      <style:graphic-properties draw:fill-color="#66ccff" draw:textarea-horizontal-align="justify" draw:textarea-vertical-align="middle" draw:auto-grow-height="false" fo:min-height="1.274cm" fo:min-width="3.772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405cm"/>
    </style:style>
    <style:style style:name="gr18" style:family="graphic" style:parent-style-name="standard">
      <style:graphic-properties draw:fill-color="#99ff66" draw:textarea-horizontal-align="justify" draw:textarea-vertical-align="middle" draw:auto-grow-height="false" fo:min-height="0.512cm" fo:min-width="2.11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  <style:text-properties style:font-name="Courier 10 Pitch1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Courier 10 Pitch1" fo:font-size="8pt" style:font-size-asian="12pt" style:font-size-complex="12pt"/>
    </style:style>
    <style:style style:name="P8" style:family="paragraph">
      <loext:graphic-properties draw:fill="none" draw:fill-color="#ffffff"/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1" fo:font-size="12pt" style:font-size-asian="12pt" style:font-size-complex="12pt"/>
    </style:style>
    <style:style style:name="T3" style:family="text">
      <style:text-properties style:font-name="Courier 10 Pitch1" fo:font-size="13pt" style:font-size-asian="13pt" style:font-size-complex="13pt"/>
    </style:style>
    <style:style style:name="T4" style:family="text">
      <style:text-properties style:font-name="Courier 10 Pitch1" fo:font-size="11pt" style:font-size-asian="11pt" style:font-size-complex="11pt"/>
    </style:style>
    <style:style style:name="T5" style:family="text">
      <style:text-properties style:font-name="Courier 10 Pitch1" fo:font-size="6pt" style:font-size-asian="6pt" style:font-size-complex="6pt"/>
    </style:style>
    <style:style style:name="T6" style:family="text">
      <style:text-properties style:font-name="Courier 10 Pitch1" fo:font-size="8pt" style:font-size-asian="12pt" style:font-size-complex="12pt"/>
    </style:style>
    <style:style style:name="T7" style:family="text"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5.716cm">
          <draw:text-box>
            <text:p><text:span text:style-name="T1">stack</text:span></text:p>
          </draw:text-box>
        </draw:frame>
        <draw:frame draw:style-name="gr2" draw:text-style-name="P1" draw:layer="layout" svg:width="1.653cm" svg:height="0.806cm" svg:x="13.021cm" svg:y="5.716cm">
          <draw:text-box>
            <text:p><text:span text:style-name="T1">heap</text:span></text:p>
          </draw:text-box>
        </draw:frame>
        <draw:frame draw:style-name="gr3" draw:text-style-name="P2" draw:layer="layout" svg:width="1.518cm" svg:height="0.742cm" svg:x="4.164cm" svg:y="14.2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6cm" svg:y="14.142cm">
          <text:p text:style-name="P3"><text:span text:style-name="T3">2018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75cm" svg:y1="15.158cm" svg:x2="9.879cm" svg:y2="15.158cm">
          <text:p/>
        </draw:line>
        <draw:frame draw:style-name="gr6" draw:text-style-name="P2" draw:layer="layout" svg:width="2.534cm" svg:height="0.742cm" svg:x="3.165cm" svg:y="13.115cm">
          <draw:text-box>
            <text:p><text:span text:style-name="T2">greeting</text:span></text:p>
          </draw:text-box>
        </draw:frame>
        <draw:custom-shape draw:style-name="gr7" draw:text-style-name="P4" draw:layer="layout" svg:width="3.628cm" svg:height="0.762cm" svg:x="5.997cm" svg:y="13.042cm">
          <text:p text:style-name="P3"><text:span text:style-name="T3">"Play ball!"</text:span></text:p>
          <draw:enhanced-geometry svg:viewBox="0 0 21600 21600" draw:type="rectangle" draw:enhanced-path="M 0 0 L 21600 0 21600 21600 0 21600 0 0 Z N"/>
        </draw:custom-shape>
        <draw:frame draw:style-name="gr8" draw:text-style-name="P2" xml:id="id1" draw:id="id1" draw:layer="layout" svg:width="2.788cm" svg:height="0.742cm" svg:x="2.965cm" svg:y="12.015cm">
          <draw:text-box>
            <text:p><text:span text:style-name="T2">oldGeezer</text:span></text:p>
          </draw:text-box>
        </draw:frame>
        <draw:connector draw:style-name="gr9" draw:text-style-name="P3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0" draw:text-style-name="P5" draw:layer="layout" svg:x1="6.069cm" svg:y1="12.579cm" svg:x2="6.45cm" svg:y2="12.579cm">
          <text:p/>
        </draw:line>
        <draw:line draw:style-name="gr10" draw:text-style-name="P5" draw:layer="layout" svg:x1="6.196cm" svg:y1="12.706cm" svg:x2="6.323cm" svg:y2="12.706cm">
          <text:p/>
        </draw:line>
        <draw:line draw:style-name="gr10" draw:text-style-name="P5" draw:layer="layout" svg:x1="6.178cm" svg:y1="12.644cm" svg:x2="6.376cm" svg:y2="12.644cm">
          <text:p/>
        </draw:line>
        <draw:frame draw:style-name="gr11" draw:text-style-name="P2" draw:layer="layout" svg:width="2.28cm" svg:height="0.742cm" svg:x="3.465cm" svg:y="11.015cm">
          <draw:text-box>
            <text:p><text:span text:style-name="T2">yankees</text:span></text:p>
          </draw:text-box>
        </draw:frame>
        <draw:custom-shape draw:style-name="gr12" draw:text-style-name="P6" xml:id="id3" draw:id="id3" draw:layer="layout" svg:width="4.272cm" svg:height="1.524cm" svg:x="11.322cm" svg:y="9.52cm">
          <text:p text:style-name="P3"><text:span text:style-name="T4">: ArrayList</text:span></text:p>
          <text:p text:style-name="P3"><text:span text:style-name="T5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322cm" svg:y1="9.895cm" svg:x2="15.594cm" svg:y2="9.895cm">
          <text:p/>
        </draw:line>
        <draw:custom-shape draw:style-name="gr13" draw:text-style-name="P3" draw:layer="layout" svg:width="2.286cm" svg:height="0.635cm" svg:x="13.054cm" svg:y="10.155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857cm" svg:height="0.586cm" svg:x="11.265cm" svg:y="10.215cm">
          <draw:text-box>
            <text:p><text:span text:style-name="T6">contents</text:span></text:p>
          </draw:text-box>
        </draw:frame>
        <draw:line draw:style-name="gr5" draw:text-style-name="P5" draw:layer="layout" svg:x1="13.562cm" svg:y1="10.155cm" svg:x2="13.562cm" svg:y2="10.79cm">
          <text:p/>
        </draw:line>
        <draw:line draw:style-name="gr5" draw:text-style-name="P5" draw:layer="layout" svg:x1="14.062cm" svg:y1="10.156cm" svg:x2="14.062cm" svg:y2="10.791cm">
          <text:p/>
        </draw:line>
        <draw:frame draw:style-name="gr15" draw:text-style-name="P7" draw:layer="layout" svg:width="0.671cm" svg:height="0.586cm" svg:x="13.466cm" svg:y="10.641cm">
          <draw:text-box>
            <text:p><text:span text:style-name="T6">1</text:span></text:p>
          </draw:text-box>
        </draw:frame>
        <draw:frame draw:style-name="gr15" draw:text-style-name="P7" draw:layer="layout" svg:width="0.671cm" svg:height="0.586cm" svg:x="12.966cm" svg:y="10.641cm">
          <draw:text-box>
            <text:p><text:span text:style-name="T6">0</text:span></text:p>
          </draw:text-box>
        </draw:frame>
        <draw:frame draw:style-name="gr14" draw:text-style-name="P7" draw:layer="layout" svg:width="1.857cm" svg:height="0.586cm" svg:x="14.466cm" svg:y="10.567cm">
          <draw:text-box>
            <text:p><text:span text:style-name="T6">...</text:span></text:p>
          </draw:text-box>
        </draw:frame>
        <draw:line draw:style-name="gr5" draw:text-style-name="P5" draw:layer="layout" svg:x1="14.562cm" svg:y1="10.157cm" svg:x2="14.562cm" svg:y2="10.792cm">
          <text:p/>
        </draw:line>
        <draw:frame draw:style-name="gr15" draw:text-style-name="P7" draw:layer="layout" svg:width="0.671cm" svg:height="0.586cm" svg:x="13.993cm" svg:y="10.641cm">
          <draw:text-box>
            <text:p><text:span text:style-name="T6">2</text:span></text:p>
          </draw:text-box>
        </draw:frame>
        <draw:frame draw:style-name="gr16" draw:text-style-name="P8" draw:layer="layout" svg:width="2.534cm" svg:height="0.924cm" draw:transform="rotate (1.5707963267949) translate (1.284cm 14.113cm)">
          <draw:text-box>
            <text:p><text:span text:style-name="T7">main()</text:span></text:p>
          </draw:text-box>
        </draw:frame>
        <draw:line draw:style-name="gr5" draw:text-style-name="P5" draw:layer="layout" svg:x1="3.275cm" svg:y1="10.558cm" svg:x2="9.879cm" svg:y2="10.558cm">
          <text:p/>
        </draw:line>
        <draw:frame draw:style-name="gr17" draw:text-style-name="P8" draw:layer="layout" svg:width="4.905cm" svg:height="0.924cm" draw:transform="rotate (1.5707963267949) translate (1.284cm 10.713cm)">
          <draw:text-box>
            <text:p><text:span text:style-name="T7">buildDaTeam()</text:span></text:p>
          </draw:text-box>
        </draw:frame>
        <draw:frame draw:style-name="gr3" draw:text-style-name="P2" draw:layer="layout" svg:width="1.518cm" svg:height="0.742cm" svg:x="4.165cm" svg:y="8.3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7cm" svg:y="8.342cm">
          <text:p text:style-name="P3"><text:span text:style-name="T3">1927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18cm" svg:height="0.742cm" svg:x="4.166cm" svg:y="9.415cm">
          <draw:text-box>
            <text:p><text:span text:style-name="T2">name</text:span></text:p>
          </draw:text-box>
        </draw:frame>
        <draw:custom-shape draw:style-name="gr18" draw:text-style-name="P4" draw:layer="layout" svg:width="2.611cm" svg:height="0.762cm" svg:x="5.998cm" svg:y="9.342cm">
          <text:p text:style-name="P3"><text:span text:style-name="T3">"Yankees"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" draw:id="id2" draw:layer="layout" svg:width="1.518cm" svg:height="0.742cm" svg:x="4.165cm" svg:y="7.315cm">
          <draw:text-box>
            <text:p><text:span text:style-name="T2">team</text:span></text:p>
          </draw:text-box>
        </draw:frame>
        <draw:connector draw:style-name="gr19" draw:text-style-name="P5" draw:layer="layout" draw:type="curve" svg:x1="5.683cm" svg:y1="7.686cm" svg:x2="13.458cm" svg:y2="9.52cm" draw:start-shape="id2" draw:start-glue-point="1" draw:end-shape="id3" draw:end-glue-point="0" svg:d="M5683 7686c5184 0 7775 611 7775 1834" svg:viewBox="0 0 7776 1835">
          <text:p/>
        </draw:connector>
        <draw:line draw:style-name="gr10" draw:text-style-name="P5" draw:layer="layout" svg:x1="13.105cm" svg:y1="10.479cm" svg:x2="13.486cm" svg:y2="10.479cm">
          <text:p/>
        </draw:line>
        <draw:line draw:style-name="gr10" draw:text-style-name="P5" draw:layer="layout" svg:x1="13.232cm" svg:y1="10.606cm" svg:x2="13.359cm" svg:y2="10.606cm">
          <text:p/>
        </draw:line>
        <draw:line draw:style-name="gr10" draw:text-style-name="P5" draw:layer="layout" svg:x1="13.214cm" svg:y1="10.544cm" svg:x2="13.412cm" svg:y2="10.544cm">
          <text:p/>
        </draw:line>
        <draw:line draw:style-name="gr10" draw:text-style-name="P5" draw:layer="layout" svg:x1="13.304cm" svg:y1="10.239cm" svg:x2="13.304cm" svg:y2="10.695cm">
          <text:p/>
        </draw:line>
        <draw:line draw:style-name="gr10" draw:text-style-name="P5" draw:layer="layout" svg:x1="13.619cm" svg:y1="10.479cm" svg:x2="14cm" svg:y2="10.479cm">
          <text:p/>
        </draw:line>
        <draw:line draw:style-name="gr10" draw:text-style-name="P5" draw:layer="layout" svg:x1="13.746cm" svg:y1="10.606cm" svg:x2="13.873cm" svg:y2="10.606cm">
          <text:p/>
        </draw:line>
        <draw:line draw:style-name="gr10" draw:text-style-name="P5" draw:layer="layout" svg:x1="13.728cm" svg:y1="10.544cm" svg:x2="13.926cm" svg:y2="10.544cm">
          <text:p/>
        </draw:line>
        <draw:line draw:style-name="gr10" draw:text-style-name="P5" draw:layer="layout" svg:x1="13.818cm" svg:y1="10.239cm" svg:x2="13.818cm" svg:y2="10.695cm">
          <text:p/>
        </draw:line>
        <draw:line draw:style-name="gr10" draw:text-style-name="P5" draw:layer="layout" svg:x1="14.117cm" svg:y1="10.479cm" svg:x2="14.498cm" svg:y2="10.479cm">
          <text:p/>
        </draw:line>
        <draw:line draw:style-name="gr10" draw:text-style-name="P5" draw:layer="layout" svg:x1="14.244cm" svg:y1="10.606cm" svg:x2="14.371cm" svg:y2="10.606cm">
          <text:p/>
        </draw:line>
        <draw:line draw:style-name="gr10" draw:text-style-name="P5" draw:layer="layout" svg:x1="14.226cm" svg:y1="10.544cm" svg:x2="14.424cm" svg:y2="10.544cm">
          <text:p/>
        </draw:line>
        <draw:line draw:style-name="gr10" draw:text-style-name="P5" draw:layer="layout" svg:x1="14.316cm" svg:y1="10.239cm" svg:x2="14.316cm" svg:y2="10.695cm">
          <text:p/>
        </draw:line>
        <draw:line draw:style-name="gr10" draw:text-style-name="P5" draw:layer="layout" svg:x1="13.123cm" svg:y1="10.254cm" svg:x2="13.321cm" svg:y2="10.254cm">
          <text:p/>
        </draw:line>
        <draw:line draw:style-name="gr10" draw:text-style-name="P5" draw:layer="layout" svg:x1="13.627cm" svg:y1="10.254cm" svg:x2="13.825cm" svg:y2="10.254cm">
          <text:p/>
        </draw:line>
        <draw:line draw:style-name="gr10" draw:text-style-name="P5" draw:layer="layout" svg:x1="14.124cm" svg:y1="10.254cm" svg:x2="14.322cm" svg:y2="10.254cm">
          <text:p/>
        </draw:line>
        <draw:connector draw:style-name="gr9" draw:text-style-name="P3" draw:layer="layout" svg:x1="5.754cm" svg:y1="11.386cm" svg:x2="6.28cm" svg:y2="11.754cm" svg:d="M5754 11386h513v368h13" svg:viewBox="0 0 527 369">
          <text:p/>
        </draw:connector>
        <draw:line draw:style-name="gr10" draw:text-style-name="P5" draw:layer="layout" svg:x1="6.07cm" svg:y1="11.579cm" svg:x2="6.451cm" svg:y2="11.579cm">
          <text:p/>
        </draw:line>
        <draw:line draw:style-name="gr10" draw:text-style-name="P5" draw:layer="layout" svg:x1="6.197cm" svg:y1="11.706cm" svg:x2="6.324cm" svg:y2="11.706cm">
          <text:p/>
        </draw:line>
        <draw:line draw:style-name="gr10" draw:text-style-name="P5" draw:layer="layout" svg:x1="6.179cm" svg:y1="11.644cm" svg:x2="6.377cm" svg:y2="11.6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4T11:57:37.213639359</dc:date>
    <meta:editing-duration>PT1H1M31S</meta:editing-duration>
    <meta:editing-cycles>16</meta:editing-cycles>
    <meta:document-statistic meta:object-count="52"/>
  </office:meta>
</office:document-meta>
</file>